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2.326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6.752cm"/>
    </style:style>
    <style:style style:name="co11" style:family="table-column">
      <style:table-column-properties fo:break-before="auto" style:column-width="8.853cm"/>
    </style:style>
    <style:style style:name="co12" style:family="table-column">
      <style:table-column-properties fo:break-before="auto" style:column-width="8.908cm"/>
    </style:style>
    <style:style style:name="co13" style:family="table-column">
      <style:table-column-properties fo:break-before="auto" style:column-width="11.557cm"/>
    </style:style>
    <style:style style:name="co14" style:family="table-column">
      <style:table-column-properties fo:break-before="auto" style:column-width="8.585cm"/>
    </style:style>
    <style:style style:name="co15" style:family="table-column">
      <style:table-column-properties fo:break-before="auto" style:column-width="8.4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ans</text:p>
          </table:table-cell>
          <table:table-cell table:formula="of:=[Steven_Bastiaans.C12]" office:value-type="float" office:value="4.5">
            <text:p>4,5</text:p>
          </table:table-cell>
          <table:table-cell table:formula="of:=[Steven_Bastiaans.C24]" office:value-type="float" office:value="0">
            <text:p>0</text:p>
          </table:table-cell>
          <table:table-cell table:number-columns-repeated="12"/>
          <table:table-cell table:style-name="ce8" table:formula="of:=SUM([.B2:.O2])" office:value-type="float" office:value="4.5">
            <text:p>4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enjamin Coussaert</text:p>
          </table:table-cell>
          <table:table-cell table:style-name="ce6" table:formula="of:=[Benjamin_Coussaert.C12]" office:value-type="float" office:value="3">
            <text:p>3</text:p>
          </table:table-cell>
          <table:table-cell table:style-name="ce6" table:formula="of:=[Benjamin_Coussaert.C24]" office:value-type="float" office:value="0">
            <text:p>0</text:p>
          </table:table-cell>
          <table:table-cell table:number-columns-repeated="12"/>
          <table:table-cell table:style-name="ce8" table:formula="of:=SUM([.B3:.O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0">
            <text:p>0</text:p>
          </table:table-cell>
          <table:table-cell table:number-columns-repeated="12"/>
          <table:table-cell table:style-name="ce8" table:formula="of:=SUM([.B4:.O4])" office:value-type="float" office:value="4.5">
            <text:p>4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0">
            <text:p>0</text:p>
          </table:table-cell>
          <table:table-cell table:number-columns-repeated="12"/>
          <table:table-cell table:style-name="ce8" table:formula="of:=SUM([.B5:.O5])" office:value-type="float" office:value="3.5">
            <text:p>3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1">
            <text:p>1</text:p>
          </table:table-cell>
          <table:table-cell table:number-columns-repeated="12"/>
          <table:table-cell table:style-name="ce8" table:formula="of:=SUM([.B6:.O6])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Karel VandenBussche</text:p>
          </table:table-cell>
          <table:table-cell table:formula="of:=[Karel_VandenBussche.C12]" office:value-type="float" office:value="7">
            <text:p>7</text:p>
          </table:table-cell>
          <table:table-cell table:formula="of:=[Karel_VandenBussche.C24]" office:value-type="float" office:value="0">
            <text:p>0</text:p>
          </table:table-cell>
          <table:table-cell table:number-columns-repeated="12"/>
          <table:table-cell table:style-name="ce8" table:formula="of:=SUM([.B7:.O7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0">
            <text:p>0</text:p>
          </table:table-cell>
          <table:table-cell table:number-columns-repeated="12"/>
          <table:table-cell table:style-name="ce8" table:formula="of:=SUM([.B8:.O8])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6">
            <text:p>36</text:p>
          </table:table-cell>
          <table:table-cell table:style-name="ce7" table:formula="of:=SUM([.C2:.C8])" office:value-type="float" office:value="1">
            <text:p>1</text:p>
          </table:table-cell>
          <table:table-cell table:style-name="ce7" table:formula="of:=SUM([.D2:.D8])" office:value-type="float" office:value="0">
            <text:p>0</text:p>
          </table:table-cell>
          <table:table-cell table:style-name="ce7" table:formula="of:=SUM([.E2:.E8])" office:value-type="float" office:value="0">
            <text:p>0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4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12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12:26.15</dc:date>
    <meta:editing-cycles>28</meta:editing-cycles>
    <meta:editing-duration>PT57M41S</meta:editing-duration>
    <meta:document-statistic meta:table-count="8" meta:cell-count="222" meta:object-count="0"/>
  </office:meta>
</office:document-meta>
</file>